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4.45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2.42cm"/>
    </style:style>
    <style:style style:name="co10" style:family="table-column">
      <style:table-column-properties fo:break-before="auto" style:column-width="2.642cm"/>
    </style:style>
    <style:style style:name="co11" style:family="table-column">
      <style:table-column-properties fo:break-before="auto" style:column-width="2.35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 style:data-style-name="N203">
      <style:text-properties fo:language="en" fo:country="US"/>
    </style:style>
    <style:style style:name="ce5" style:family="table-cell" style:parent-style-name="Default" style:data-style-name="N2">
      <style:text-properties fo:language="en" fo:country="US"/>
    </style:style>
    <style:style style:name="ce6" style:family="table-cell" style:parent-style-name="Default" style:data-style-name="N36">
      <style:text-properties fo:language="en" fo:country="US"/>
    </style:style>
    <style:style style:name="ce7" style:family="table-cell" style:parent-style-name="Default" style:data-style-name="N50">
      <style:text-properties fo:language="en" fo:country="US"/>
    </style:style>
    <style:style style:name="ce8" style:family="table-cell" style:parent-style-name="Default" style:data-style-name="N201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45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est table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style-name="ce3" office:value-type="string">
            <text:p>Yield</text:p>
          </table:table-cell>
          <table:table-cell table:style-name="ce3" office:value-type="string">
            <text:p>Profit</text:p>
          </table:table-cell>
          <table:table-cell table:style-name="ce3" office:value-type="string">
            <text:p>Dat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5" office:value-type="float" office:value="105">
            <text:p>105,00</text:p>
          </table:table-cell>
          <table:table-cell table:style-name="ce7" office:value-type="date" office:date-value="2005-08-02T14:15:00">
            <text:p>02.08.05 14:15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5" office:value-type="float" office:value="96">
            <text:p>96,00</text:p>
          </table:table-cell>
          <table:table-cell table:style-name="ce7" office:value-type="date" office:date-value="2005-08-02T14:16:00">
            <text:p>02.08.05 14:1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Cher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5" office:value-type="float" office:value="105">
            <text:p>105,00</text:p>
          </table:table-cell>
          <table:table-cell table:style-name="ce7" office:value-type="date" office:date-value="2005-09-03">
            <text:p>03.09.05 00: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5" office:value-type="float" office:value="75">
            <text:p>75,00</text:p>
          </table:table-cell>
          <table:table-cell table:style-name="ce7" office:value-type="date" office:date-value="1899-12-30T08:45:00">
            <text:p>30.12.99 08:45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office:value-type="float" office:value="76.8">
            <text:p>76,80</text:p>
          </table:table-cell>
          <table:table-cell table:style-name="ce7" office:value-type="date" office:date-value="1899-12-30T08:44:00">
            <text:p>30.12.99 08:44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5" office:value-type="float" office:value="45">
            <text:p>45,00</text:p>
          </table:table-cell>
          <table:table-cell table:style-name="ce7" office:value-type="date" office:date-value="1899-12-30T08:43:00">
            <text:p>30.12.99 08:43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riteria sets</text:p>
          </table:table-cell>
          <table:table-cell table:style-name="ce3" office:value-type="string">
            <text:p>Tree</text:p>
          </table:table-cell>
          <table:table-cell table:number-columns-repeated="2" table:style-name="ce3" office:value-type="string">
            <text:p>Height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string">
            <text:p>&gt;10.0</text:p>
          </table:table-cell>
          <table:table-cell office:value-type="string">
            <text:p>&lt;16</text:p>
          </table:table-cell>
          <table:table-cell office:value-type="string">
            <text:p>Nonexistent</text:p>
          </table:table-cell>
          <table:table-cell office:value-type="string">
            <text:p>&lt;1.4e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/>
          <table:table-cell office:value-type="string">
            <text:p>&lt;1,00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number-columns-repeated="3" table:style-name="ce3" office:value-type="string">
            <text:p>Date</text:p>
          </table:table-cell>
          <table:table-cell table:style-name="ce3" office:value-type="string">
            <text:p>RefDate</text:p>
          </table:table-cell>
          <table:table-cell table:number-columns-repeated="2" table:style-name="ce3" office:value-type="string">
            <text:p>Date</text:p>
          </table:table-cell>
          <table:table-cell table:style-name="ce3" office:value-type="string">
            <text:p>RefDate</text:p>
          </table:table-cell>
          <table:table-cell table:number-columns-repeated="2" table:style-name="ce3" office:value-type="string">
            <text:p>Date</text:p>
          </table:table-cell>
          <table:table-cell table:style-name="ce3" office:value-type="string">
            <text:p>RefDate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38566.5944444444">
            <text:p>8.2.05 2:16 PM</text:p>
          </table:table-cell>
          <table:table-cell office:value-type="string">
            <text:p>&gt;=9/2/2005</text:p>
          </table:table-cell>
          <table:table-cell table:formula="oooc:=&quot;&gt;=&quot;&amp;[.E15]" office:value-type="string" office:string-value="&gt;=38597">
            <text:p>&gt;=38597</text:p>
          </table:table-cell>
          <table:table-cell table:style-name="ce6" office:value-type="date" office:date-value="2005-09-02">
            <text:p>02.09.2005</text:p>
          </table:table-cell>
          <table:table-cell office:value-type="string">
            <text:p>&gt;=8/2/05 2:16 PM</text:p>
          </table:table-cell>
          <table:table-cell table:formula="oooc:=&quot;&gt;=&quot;&amp;[.H15]" office:value-type="string" office:string-value="&gt;=38566,5944444444">
            <text:p>&gt;=38566,5944444444</text:p>
          </table:table-cell>
          <table:table-cell table:style-name="ce7" office:value-type="date" office:date-value="2005-08-02T14:16:00">
            <text:p>02.08.05 14:16</text:p>
          </table:table-cell>
          <table:table-cell office:value-type="string">
            <text:p>&gt;=8:45 AM</text:p>
          </table:table-cell>
          <table:table-cell table:formula="oooc:=&quot;&gt;=&quot;&amp;[.K15]" office:value-type="string" office:string-value="&gt;=0,364583333333333">
            <text:p>&gt;=0,364583333333333</text:p>
          </table:table-cell>
          <table:table-cell table:style-name="ce8" office:value-type="time" office:time-value="PT08H45M00S">
            <text:p>8:45:00 AM</text:p>
          </table:table-cell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Tests</text:p>
          </table:table-cell>
          <table:table-cell table:style-name="ce3" office:value-type="string">
            <text:p>Expected</text:p>
          </table:table-cell>
          <table:table-cell table:style-name="ce3" office:value-type="string">
            <text:p>Actual</text:p>
          </table:table-cell>
          <table:table-cell table:style-name="ce3" office:value-type="string">
            <text:p>Column</text:p>
          </table:table-cell>
          <table:table-cell table:style-name="ce3" office:value-type="string">
            <text:p>Table</text:p>
          </table:table-cell>
          <table:table-cell table:style-name="ce3" office:value-type="string">
            <text:p>Criteria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Highlight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247.8">
            <text:p>247,8</text:p>
          </table:table-cell>
          <table:table-cell table:formula="oooc:=DSUM([.B2:.E8];&quot;Profit&quot;;[.B10:.D12])" office:value-type="float" office:value="0">
            <text:p>0</text:p>
          </table:table-cell>
          <table:table-cell table:number-columns-repeated="3"/>
          <table:table-cell table:number-columns-repeated="2" office:value-type="string">
            <text:p>DSUM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DSUM([.B2:.E8];&quot;Yield&quot;;[.F10:.F11])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DSUM([.B$2:.F$8];&quot;Yield&quot;;[.B$14:.B$15])" office:value-type="float" office:value="0">
            <text:p>0</text:p>
          </table:table-cell>
          <table:table-cell table:number-columns-repeated="3"/>
          <table:table-cell office:value-type="string">
            <text:p>date/time criteria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DSUM([.B$2:.F$8];&quot;Yield&quot;;[.C$14:.C$15])" office:value-type="float" office:value="33">
            <text:p>3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DSUM([.B$2:.F$8];&quot;Yield&quot;;[.D$14:.D$15])" office:value-type="float" office:value="9">
            <text:p>9</text:p>
          </table:table-cell>
          <table:table-cell table:number-columns-repeated="2"/>
          <table:table-cell office:value-type="string">
            <text:p>ValDate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DSUM([.B$2:.F$8];&quot;Yield&quot;;[.F$14:.F$15])" office:value-type="float" office:value="33">
            <text:p>3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DSUM([.B$2:.F$8];&quot;Yield&quot;;[.G$14:.G$15])" office:value-type="float" office:value="19">
            <text:p>19</text:p>
          </table:table-cell>
          <table:table-cell table:number-columns-repeated="2"/>
          <table:table-cell office:value-type="string">
            <text:p>ValDate2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DSUM([.B$2:.F$8];&quot;Yield&quot;;[.I$14:.I$15])" office:value-type="float" office:value="43">
            <text:p>4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DSUM([.B$2:.F$8];&quot;Yield&quot;;[.J$14:.J$15])" office:value-type="float" office:value="43">
            <text:p>43</text:p>
          </table:table-cell>
          <table:table-cell table:number-columns-repeated="2"/>
          <table:table-cell office:value-type="string">
            <text:p>ValDate3</text:p>
          </table:table-cell>
          <table:table-cell table:number-columns-repeated="250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BaseData" table:base-cell-address="$Sheet1.$A$1" table:cell-range-address="$Sheet1.$A$2:.$G$13"/>
        <table:named-range table:name="TestHeader" table:base-cell-address="$Sheet1.$A$1" table:cell-range-address="$Sheet1.$B$18:.$H$18"/>
        <table:named-range table:name="ValDate1" table:base-cell-address="$Sheet1.$A$1" table:cell-range-address="$Sheet1.$E$15"/>
        <table:named-range table:name="ValDate2" table:base-cell-address="$Sheet1.$A$1" table:cell-range-address="$Sheet1.$H$15"/>
        <table:named-range table:name="ValDate3" table:base-cell-address="$Sheet1.$A$1" table:cell-range-address="$Sheet1.$K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€ </number:text>
    </number:number-style>
    <number:number-style style:name="N165P1" style:volatile="true">
      <number:text>-</number:text>
      <number:number number:decimal-places="0" number:min-integer-digits="1" number:grouping="true"/>
      <number:text> € </number:text>
    </number:number-style>
    <number:number-style style:name="N165P2" style:volatile="true">
      <number:text> - €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€ </number:text>
    </number:number-style>
    <number:number-style style:name="N173P1" style:volatile="true">
      <number:text>-</number:text>
      <number:number number:decimal-places="2" number:min-integer-digits="1" number:grouping="true"/>
      <number:text> € </number:text>
    </number:number-style>
    <number:number-style style:name="N173P2" style:volatile="true">
      <number:text> -</number:text>
      <number:number number:decimal-places="0" number:min-integer-digits="0"/>
      <number:text>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1" number:min-integer-digits="1"/>
    </number:number-style>
    <number:time-style style:name="N20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3P0" style:volatile="true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3">
      <number:text-content/>
      <style:map style:condition="value()&gt;=0" style:apply-style-name="N203P0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.11.2007</text:date>, <text:time>13:2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9T13:25:30</dc:date>
    <meta:editing-cycles>4</meta:editing-cycles>
    <meta:editing-duration>PT8M22S</meta:editing-duration>
    <meta:user-defined meta:name="Info 1"/>
    <meta:user-defined meta:name="Info 2"/>
    <meta:user-defined meta:name="Info 3"/>
    <meta:user-defined meta:name="Info 4"/>
    <meta:document-statistic meta:table-count="1" meta:cell-count="101"/>
  </office:meta>
</office:document-meta>
</file>